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1.4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ay Interval</text:p>
          </table:table-cell>
          <table:table-cell table:style-name="ce1" office:value-type="string" calcext:value-type="string">
            <text:p>RC treatment</text:p>
          </table:table-cell>
          <table:table-cell table:style-name="ce1" office:value-type="string" calcext:value-type="string">
            <text:p>WD treatment</text:p>
          </table:table-cell>
        </table:table-row>
        <table:table-row table:style-name="ro2">
          <table:table-cell/>
          <table:table-cell table:style-name="ce2" office:value-type="float" office:value="-1.5" calcext:value-type="float">
            <text:p>-1.5</text:p>
          </table:table-cell>
          <table:table-cell table:style-name="ce4" office:value-type="string" calcext:value-type="string">
            <text:p><text:span text:style-name="T1">Metabolomics</text:span>: [-3, 0]</text:p>
            <text:p><text:span text:style-name="T1">Abundance</text:span>: [-3, 0]</text:p>
          </table:table-cell>
          <table:table-cell table:style-name="ce4" office:value-type="string" calcext:value-type="string">
            <text:p><text:span text:style-name="T1">Metabolomics</text:span>: [-3, 0]</text:p>
            <text:p><text:span text:style-name="T1">Abundance</text:span>: [-3, 0]</text:p>
          </table:table-cell>
        </table:table-row>
        <table:table-row table:style-name="ro2">
          <table:table-cell/>
          <table:table-cell table:style-name="ce2" office:value-type="float" office:value="1.5" calcext:value-type="float">
            <text:p>1.5</text:p>
          </table:table-cell>
          <table:table-cell table:style-name="ce4" office:value-type="string" calcext:value-type="string">
            <text:p><text:span text:style-name="T1">Metabolomics</text:span>: [0, 3]</text:p>
            <text:p><text:span text:style-name="T1">Abundance</text:span>: [0, 3]</text:p>
          </table:table-cell>
          <table:table-cell table:style-name="ce4" office:value-type="string" calcext:value-type="string">
            <text:p><text:span text:style-name="T1">Metabolomics</text:span>: [0, 7]</text:p>
            <text:p><text:span text:style-name="T1">Abundance</text:span>: [0, 3]</text:p>
          </table:table-cell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1">Metabolomics</text:span>: [3, 5]</text:p>
            <text:p><text:span text:style-name="T1">Abundance</text:span>: [3, 5]</text:p>
          </table:table-cell>
          <table:table-cell table:style-name="ce4" office:value-type="string" calcext:value-type="string">
            <text:p><text:span text:style-name="T1">Metabolomics</text:span>: [0, 7]</text:p>
            <text:p><text:span text:style-name="T1">Abundance</text:span>: [3, 5]</text:p>
          </table:table-cell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Metabolomics</text:span>: [5, 7]</text:p>
            <text:p><text:span text:style-name="T2">Abundance</text:span><text:span text:style-name="T3">: [5, 7</text:span>]</text:p>
          </table:table-cell>
          <table:table-cell table:style-name="ce4" office:value-type="string" calcext:value-type="string">
            <text:p><text:span text:style-name="T1">Metabolomics</text:span>: [0, 7]</text:p>
            <text:p><text:span text:style-name="T1">Abundance</text:span>: [5, 7]</text:p>
          </table:table-cell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<text:span text:style-name="T1">Metabolomics</text:span>: [7, 11]</text:p>
            <text:p><text:span text:style-name="T1">Abundance</text:span>: [8, 11]</text:p>
          </table:table-cell>
          <table:table-cell table:style-name="ce4" office:value-type="string" calcext:value-type="string">
            <text:p><text:span text:style-name="T1">Metabolomics</text:span>: [7, 11]</text:p>
            <text:p><text:span text:style-name="T1">Abundance</text:span>: [8, 11]</text:p>
          </table:table-cell>
        </table:table-row>
        <table:table-row table:style-name="ro2">
          <table:table-cell/>
          <table:table-cell table:style-name="ce2" office:value-type="float" office:value="12.5" calcext:value-type="float">
            <text:p>12.5</text:p>
          </table:table-cell>
          <table:table-cell table:style-name="ce4" office:value-type="string" calcext:value-type="string">
            <text:p><text:span text:style-name="T1">Metabolomics</text:span>: [11, 14]</text:p>
            <text:p><text:span text:style-name="T1">Abundance</text:span>: [11, 13]</text:p>
          </table:table-cell>
          <table:table-cell table:style-name="ce4" office:value-type="string" calcext:value-type="string">
            <text:p><text:span text:style-name="T1">Metabolomics</text:span>: [11, 14]</text:p>
            <text:p><text:span text:style-name="T1">Abundance</text:span>: [11, 13]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3:34:31.284014952</meta:creation-date>
    <dc:date>2024-12-03T13:41:07.828860782</dc:date>
    <meta:editing-duration>PT6M36S</meta:editing-duration>
    <meta:editing-cycles>2</meta:editing-cycles>
    <meta:generator>LibreOffice/24.2.0.3$MacOSX_X86_64 LibreOffice_project/da48488a73ddd66ea24cf16bbc4f7b9c08e9bea1</meta:generator>
    <meta:document-statistic meta:table-count="1" meta:cell-count="21" meta:object-count="0"/>
  </office:meta>
</office:document-meta>
</file>